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text-properties officeooo:paragraph-rsid="000a30e4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a30e4"/>
    </style:style>
    <style:style style:name="P6" style:family="paragraph" style:parent-style-name="Text_20_body">
      <style:text-properties officeooo:paragraph-rsid="000bda7d"/>
    </style:style>
    <style:style style:name="T1" style:family="text">
      <style:text-properties officeooo:rsid="000a30e4"/>
    </style:style>
    <style:style style:name="T2" style:family="text">
      <style:text-properties fo:font-variant="normal" fo:text-transform="none" fo:color="#333333" style:font-name="sans-serif" fo:font-size="14pt" fo:letter-spacing="normal" fo:font-style="normal" fo:font-weight="normal" officeooo:rsid="000a30e4"/>
    </style:style>
    <style:style style:name="T3" style:family="text">
      <style:text-properties officeooo:rsid="000bda7d"/>
    </style:style>
    <style:style style:name="T4" style:family="text">
      <style:text-properties officeooo:rsid="000c3b22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<text:span text:style-name="T1">The NOELKDF Memory-Hard Key Derivation Function</text:span></text:h>
      <text:p text:style-name="P5"><text:span text:style-name="T1">Bill Cox</text:span></text:p>
      <text:p text:style-name="P5"><text:a xlink:type="simple" xlink:href="mailto:waywardgeek@gmail.com"><text:span text:style-name="T1">waywardgeek@gmail.com</text:span></text:a></text:p>
      <text:p text:style-name="P5"/>
      <text:h text:style-name="P2" text:outline-level="2"><text:span text:style-name="T1">Specification</text:span></text:h>
      <text:p text:style-name="P6"><text:span text:style-name="T3">The NoelKDF memory-hard key derivation function is simple </text:span><text:span text:style-name="T4">and</text:span><text:span text:style-name="T3"> fast.</text:span></text:p>
      <text:p text:style-name="P6">Statement that there are no deliberately hidden weaknesses (backdoor, etc.); any sign of such ill intent will be grounds for disqualification.</text:p>
      <text:h text:style-name="Heading_20_2" text:outline-level="2"><text:span text:style-name="T1">Initial Security Analysis</text:span></text:h>
      <text:p text:style-name="P6">Discussion of the security claims and usage constraints of the proposed algorithm: For which usage scenarios do the designers claim their algorithm secure, and when should it not be used?</text:p>
      <text:p text:style-name="P6">Discussion of the security of the algorithm, and its dependence on the security of cryptographic primitives used by the algorithm.</text:p>
      <text:h text:style-name="Heading_20_2" text:outline-level="2"><text:span text:style-name="T1">Efficiency Analysis</text:span></text:h>
      <text:p text:style-name="P6"><text:span text:style-name="T1">Discussion of the performance of the scheme on the target platforms (that is, mainstream software): expected speed of an optimized implementation, ability to exploit modern CPUs features (SIMD or multicore), etc.</text:span></text:p>
      <text:p text:style-name="P6">Discussion of the performance of the algorithm on platforms that may be used for high-speed password cracking (ASIC, FPGAs, GPUs); if possible, an argument why password-cracking on those platforms is not quite cost-effective.</text:p>
      <text:h text:style-name="Heading_20_2" text:outline-level="2"><text:span text:style-name="T1">Code</text:span></text:h>
      <text:p text:style-name="P6">Reference implementation in portable C(++) with necessary build instructions (e.g. a Makefile). Using C++ internally is allowed, but the program should provide an external C API. OpenSSL's libcrypto may be used (e.g. for AES, SHA-256). The reference implementation should aim at simplicity and readability, rather than at performance. <text:line-break/></text:p>
      <text:p text:style-name="P6">The API should include, but may not be limited to, a function with the following prototype: <text:line-break/></text:p>
      <text:p text:style-name="P6"><text:span text:style-name="Source_20_Text">int PHS(void *out, size_t outlen, const void *in, size_t inlen, const void *salt, size_t saltlen, unsigned int t_cost, unsigned int m_cost); </text:span><text:line-break/></text:p>
      <text:p text:style-name="P6">The <text:span text:style-name="Source_20_Text">t_cost</text:span> and <text:span text:style-name="Source_20_Text">m_cost</text:span> arguments are intended to parameterize time and memory usage, respectively, however this is not a strict requirement (only one parameter may be effective, <text:span text:style-name="Source_20_Text">m_cost</text:span> might affect time, etc.).</text:p>
      <text:p text:style-name="P6">Comprehensive set of test vectors (preferably including all byte values in the 0 to 255 range for both the password and the salt inputs).</text:p>
      <text:p text:style-name="P6">Optionally, implementations in other languages or specific to a given CPU/GPU, microarchitecture, etc.</text:p>
      <text:h text:style-name="P3" text:outline-level="2"><text:span text:style-name="T1">Intellectual Property Statement</text:span></text:h>
      <text:p text:style-name="Text_20_body">Statement that the scheme is and will remain available worldwide on a royalty free basis, and that the <text:soft-page-break/>designer is unaware of any patent of patent application that covers the use or implementation of the submitted algorith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8:44:35.15</meta:creation-date>
    <dc:date>2014-01-04T00:50:32.46</dc:date>
    <meta:editing-duration>PT5H57M22S</meta:editing-duration>
    <meta:editing-cycles>3</meta:editing-cycles>
    <meta:generator>LibreOffice/4.0.2.2$Windows_x86 LibreOffice_project/4c82dcdd6efcd48b1d8bba66bfe1989deee49c3</meta:generator>
    <meta:document-statistic meta:table-count="0" meta:image-count="0" meta:object-count="0" meta:page-count="3" meta:paragraph-count="21" meta:word-count="355" meta:character-count="2375" meta:non-whitespace-character-count="2034"/>
  </office:meta>
</office:document-meta>
</file>